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2d720" officeooo:paragraph-rsid="0012d72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6a5c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our importer des fichier d'un repository git depuis github on utilise la commande git clone:</text:p>
      <text:p text:style-name="Preformatted_20_Text">git clone https://github.com/&lt;nom du user&gt;/&lt;nom du repertoire&gt;</text:p>
      <text:p text:style-name="Preformatted_20_Text"/>
      <text:p text:style-name="Preformatted_20_Text">exemple on veut importer la librairie react.git</text:p>
      <text:p text:style-name="Preformatted_20_Text">git clone https://github.com/facebook/react.git</text:p>
      <text:p text:style-name="Preformatted_20_Text"/>
      <text:p text:style-name="Preformatted_20_Text">Pur exporter des donner que l'on a crer dans un repertoire git sur notre poste dans github on utilise la commande git remote pour copier notre repository dans le ripository créer sur github.</text:p>
      <text:p text:style-name="Preformatted_20_Text">exemple:</text:p>
      <text:p text:style-name="Preformatted_20_Text">on veut copier un repository dans le repository Hello_world.git que l'on a créer sur Hello_world.git on se place dans le repertoire et l'on tape la commande suivante:</text:p>
      <text:p text:style-name="Preformatted_20_Text">git remote add origin https://github.com/PG3DA97N/Hello_world.git</text:p>
      <text:p text:style-name="Preformatted_20_Text"/>
      <text:p text:style-name="Preformatted_20_Text"/>
      <text:p text:style-name="Preformatted_20_Text">Pour ajouter le code sur github on utilise la commande git pu<text:span text:style-name="T1">sh</text:span>. </text:p>
      <text:p text:style-name="Preformatted_20_Text">exemple: on veut envoyer dans master. </text:p>
      <text:p text:style-name="Preformatted_20_Text">git push -u &lt;nom du remote&gt; &lt;nom de la branche&gt;</text:p>
      <text:p text:style-name="Preformatted_20_Text">git push -u origin master</text:p>
      <text:p text:style-name="Preformatted_20_Text"/>
      <text:p text:style-name="Preformatted_20_Text"/>
      <text:p text:style-name="P1">recréer un code sur Git. </text:p>
      <text:h text:style-name="Heading_20_3" text:outline-level="3"><text:span text:style-name="Strong_20_Emphasis">Quick setup</text:span> — if you’ve done this kind of thing before</text:h>
      <text:p text:style-name="Text_20_body"><text:span text:style-name="Strong_20_Emphasis">or</text:span> </text:p>
      <text:p text:style-name="Text_20_body">Get started by <text:a xlink:type="simple" xlink:href="https://github.com/AZERTY333/Hello_github/new/master" text:style-name="Internet_20_link" text:visited-style-name="Visited_20_Internet_20_Link">creating a new file</text:a> or <text:a xlink:type="simple" xlink:href="https://github.com/AZERTY333/Hello_github/upload" text:style-name="Internet_20_link" text:visited-style-name="Visited_20_Internet_20_Link">uploading an existing file</text:a>. We recommend every repository include a <text:a xlink:type="simple" xlink:href="https://github.com/AZERTY333/Hello_github/new/master?readme=1" text:style-name="Internet_20_link" text:visited-style-name="Visited_20_Internet_20_Link">README</text:a>, <text:a xlink:type="simple" xlink:href="https://github.com/AZERTY333/Hello_github/new/master?filename=LICENSE.md" text:style-name="Internet_20_link" text:visited-style-name="Visited_20_Internet_20_Link">LICENSE</text:a>, and <text:a xlink:type="simple" xlink:href="https://github.com/AZERTY333/Hello_github/new/master?filename=.gitignore" text:style-name="Internet_20_link" text:visited-style-name="Visited_20_Internet_20_Link">.gitignore</text:a>. </text:p>
      <text:h text:style-name="Heading_20_3" text:outline-level="3">…or create a new repository on the command line</text:h>
      <text:p text:style-name="Preformatted_20_Text"><text:bookmark text:name="empty-setup-new-repo-echo"/>echo "# Hello_github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AZERTY333/Hello_github.git</text:p>
      <text:p text:style-name="P2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AZERTY333/Hello_github.git</text:p>
      <text:p text:style-name="P2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21:04:36.178243440</dc:date>
    <meta:editing-duration>PT45M16S</meta:editing-duration>
    <meta:editing-cycles>1</meta:editing-cycles>
    <meta:document-statistic meta:table-count="0" meta:image-count="0" meta:object-count="0" meta:page-count="1" meta:paragraph-count="28" meta:word-count="242" meta:character-count="1574" meta:non-whitespace-character-count="1354"/>
    <meta:generator>LibreOffice/6.0.3.2$Linux_X86_64 LibreOffice_project/00m0$Build-2</meta:generator>
  </office:meta>
</office:document-meta>
</file>